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2">
      <style:text-properties style:font-name="Arial" fo:language="en" fo:country="US"/>
    </style:style>
    <style:style style:name="P2" style:family="paragraph" style:parent-style-name="Text_20_body" style:list-style-name="L2">
      <style:text-properties style:font-name="Arial" fo:language="en" fo:country="U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37115024" text:style-name="L2">
        <text:list-item>
          <text:p text:style-name="P2">Safety: AI in cars can make driving safer by helping to prevent accidents caused by human error. For example, AI systems can monitor driver behavior and intervene if a driver becomes distracted, fatigued, or impaired.</text:p>
        </text:list-item>
        <text:list-item>
          <text:p text:style-name="P2">Efficiency: AI can help make cars more efficient by optimizing fuel consumption, reducing emissions, and minimizing congestion. This can help to reduce the environmental impact of driving and make transportation more sustainable.</text:p>
        </text:list-item>
        <text:list-item>
          <text:p text:style-name="P2">Innovation: The development of AI in cars is driving innovation in the automotive industry and creating new opportunities for technological advancement. Debating the role of AI in cars can help to shape the future of transportation and ensure that it is both safe and sustainable.</text:p>
        </text:list-item>
        <text:list-item>
          <text:p text:style-name="P2">Economic benefits: The use of AI in cars can create new jobs and stimulate economic growth, particularly in the areas of software development and data analysis.</text:p>
        </text:list-item>
        <text:list-item>
          <text:p text:style-name="P2">Ethical considerations: The use of AI in cars raises important ethical questions, such as how to ensure that AI systems make ethical decisions and how to protect the privacy and security of data collected by these systems. Debating these issues can help to ensure that AI is used in a responsible and ethical manner.</text:p>
          <text:p text:style-name="P1"/>
        </text:list-item>
        <text:list-item>
          <text:p text:style-name="P1"><text:s text:c="4"/>Improved accessibility: AI in cars can help make transportation more accessible to people with disabilities, older adults, and others who may have difficulty driving. For example, self-driving cars can provide mobility to people who cannot operate a vehicle themselves.</text:p>
          <text:p text:style-name="P1"/>
        </text:list-item>
        <text:list-item>
          <text:p text:style-name="P1"><text:s text:c="4"/>Reduced costs: The use of AI in cars can help to reduce the costs of transportation, including the cost of insurance, maintenance, and repairs. This can make transportation more affordable and accessible to a wider range of people.</text:p>
          <text:p text:style-name="P1"/>
        </text:list-item>
        <text:list-item>
          <text:p text:style-name="P1"><text:s text:c="4"/>Enhanced user experience: AI can provide a more personalized and enjoyable driving experience by adjusting settings to a driver's preferences and habits, providing entertainment options, and reducing stress through features such as autonomous driving.</text:p>
          <text:p text:style-name="P1"/>
        </text:list-item>
        <text:list-item>
          <text:p text:style-name="P1"><text:s text:c="4"/>Improved road infrastructure: The development of AI in cars can lead to improvements in road infrastructure, such as smart highways and improved traffic management systems. This can help to reduce congestion and improve safety for all road users.</text:p>
          <text:p text:style-name="P1"/>
        </text:list-item>
        <text:list-item>
          <text:p text:style-name="P1"><text:s text:c="4"/>International implications: The development of AI in cars has important implications for international relations, trade, and competition. Debating these issues can help to ensure that the development and implementation of AI in cars is done in a way that is fair and equitable for all countries and region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3:38:08.972504737</meta:creation-date>
    <dc:date>2023-03-28T13:47:37.691638169</dc:date>
    <meta:editing-duration>PT9M28S</meta:editing-duration>
    <meta:editing-cycles>2</meta:editing-cycles>
    <meta:generator>LibreOffice/7.4.6.2$Linux_X86_64 LibreOffice_project/40$Build-2</meta:generator>
    <meta:document-statistic meta:table-count="0" meta:image-count="0" meta:object-count="0" meta:page-count="1" meta:paragraph-count="15" meta:word-count="404" meta:character-count="2541" meta:non-whitespace-character-count="2142"/>
  </office:meta>
</office:document-meta>
</file>